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71.88mm"/>
    </style:style>
    <style:style style:name="co3" style:family="table-column">
      <style:table-column-properties fo:break-before="auto" style:column-width="129.35mm"/>
    </style:style>
    <style:style style:name="co4" style:family="table-column">
      <style:table-column-properties fo:break-before="auto" style:column-width="16.42mm"/>
    </style:style>
    <style:style style:name="co5" style:family="table-column">
      <style:table-column-properties fo:break-before="auto" style:column-width="72.71mm"/>
    </style:style>
    <style:style style:name="co6" style:family="table-column">
      <style:table-column-properties fo:break-before="auto" style:column-width="198.7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7" style:family="table-cell" style:parent-style-name="Default">
      <style:table-cell-properties fo:background-color="#bce4e5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zynthian_zynapti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Designator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Designation</text:p>
          </table:table-cell>
          <table:table-cell table:style-name="ce7" office:value-type="string" calcext:value-type="string">
            <text:p>Supplier and ref</text:p>
          </table:table-cell>
          <table:table-cell table:style-name="ce7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14_3.9x8.7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74LS14</text:p>
          </table:table-cell>
          <table:table-cell office:value-type="string" calcext:value-type="string">
            <text:p><text:a xlink:href="https://www.digikey.es/product-detail/en/texas-instruments/SN74LS14DR/296-1212-2-ND/276855" xlink:type="simple">https://www.digikey.es/product-detail/en/texas-instruments/SN74LS14DR/296-1212-2-ND/276855</text:a>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,C4,C6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ramic Capacitor 100n (0.1 uF), 16V, 10%</text:p>
          </table:table-cell>
          <table:table-cell office:value-type="string" calcext:value-type="string">
            <text:p><text:a xlink:href="https://www.digikey.es/product-detail/en/kemet/C0805C104K4RACAUTO/399-C0805C104K4RACAUTOTR-ND/10642389" xlink:type="simple">https://www.digikey.es/product-detail/en/kemet/C0805C104K4RACAUTO/399-C0805C104K4RACAUTOTR-ND/10642389</text:a>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1N5819</text:p>
          </table:table-cell>
          <table:table-cell office:value-type="string" calcext:value-type="string">
            <text:p><text:a xlink:href="https://www.digikey.es/product-detail/en/diodes-incorporated/1N5819HW-7-F/1N5819HW-FDITR-ND/814970" xlink:type="simple">https://www.digikey.es/product-detail/en/diodes-incorporated/1N5819HW-7-F/1N5819HW-FDITR-ND/814970</text:a>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I-1,MIDI-2,MIDI-3</text:p>
          </table:table-cell>
          <table:table-cell office:value-type="string" calcext:value-type="string">
            <text:p>JST_SH_BM04B-SRSS-TB_1x04-1MP_P1.00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4">Connector JST-SH: 4 pins, P</text:span>1mm, Vertical</text:p>
          </table:table-cell>
          <table:table-cell office:value-type="string" calcext:value-type="string">
            <text:p><text:a xlink:href="https://www.digikey.es/product-detail/en/jst-sales-america-inc/BM04B-SRSS-TB-LF-SN/455-1790-2-ND/926696" xlink:type="simple">https://www.digikey.es/product-detail/en/jst-sales-america-inc/BM04B-SRSS-TB-LF-SN/455-1790-2-ND/926696</text:a>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 100, thin film, 1%, 1/4W</text:p>
          </table:table-cell>
          <table:table-cell table:style-name="ce9" office:value-type="string" calcext:value-type="string">
            <text:p><text:a xlink:href="https://www.digikey.es/product-detail/en/stackpole-electronics-inc/RNCP0805FTD100R/RNCP0805FTD100RTR-ND/2240209" xlink:type="simple">https://www.digikey.es/product-detail/en/stackpole-electronics-inc/RNCP0805FTD100R/RNCP0805FTD100RTR-ND/2240209</text:a>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 470, thin film, 1%, 1/4W</text:p>
          </table:table-cell>
          <table:table-cell office:value-type="string" calcext:value-type="string">
            <text:p><text:a xlink:href="https://www.digikey.es/products/en?keywords=RNCP0805FTD470R" xlink:type="simple">https://www.digikey.es/products/en?keywords=RNCP0805FTD470R</text:a>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 1K, thin film, 1%, 1/4W</text:p>
          </table:table-cell>
          <table:table-cell office:value-type="string" calcext:value-type="string">
            <text:p><text:a xlink:href="https://www.digikey.es/product-detail/en/stackpole-electronics-inc/RNCP0805FTD1K00/RNCP0805FTD1K00TR-ND/2240229" xlink:type="simple">https://www.digikey.es/product-detail/en/stackpole-electronics-inc/RNCP0805FTD1K00/RNCP0805FTD1K00TR-ND/2240229</text:a>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BPi-1, Zynaptik-1</text:p>
          </table:table-cell>
          <table:table-cell office:value-type="string" calcext:value-type="string">
            <text:p>PinHeader_2x20_P2.54mm_Ver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nHeader 2x20 pins, P2.54mm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4,R7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332, thin film, 1%, 1/4W</text:p>
          </table:table-cell>
          <table:table-cell office:value-type="string" calcext:value-type="string">
            <text:p><text:a xlink:href="https://www.digikey.es/product-detail/en/stackpole-electronics-inc/RNCP0805FTD332R/RNCP0805FTD332RTR-ND/2240218" xlink:type="simple">https://www.digikey.es/product-detail/en/stackpole-electronics-inc/RNCP0805FTD332R/RNCP0805FTD332RTR-ND/2240218</text:a>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5,R8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10, thin film, 1%, 1/4W</text:p>
          </table:table-cell>
          <table:table-cell office:value-type="string" calcext:value-type="string">
            <text:p><text:a xlink:href="https://www.digikey.es/product-detail/en/stackpole-electronics-inc/RNCP0805FTD10R0/RNCP0805FTD10R0TR-ND/2240197" xlink:type="simple">https://www.digikey.es/product-detail/en/stackpole-electronics-inc/RNCP0805FTD10R0/RNCP0805FTD10R0TR-ND/2240197</text:a>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6,R9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33.2, thin film, 1%, 1/4W</text:p>
          </table:table-cell>
          <table:table-cell office:value-type="string" calcext:value-type="string">
            <text:p><text:a xlink:href="https://www.digikey.es/product-detail/en/stackpole-electronics-inc/RNCP0805FTD33R2/RNCP0805FTD33R2TR-ND/2240201" xlink:type="simple">https://www.digikey.es/product-detail/en/stackpole-electronics-inc/RNCP0805FTD33R2/RNCP0805FTD33R2TR-ND/2240201</text:a>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ramic Capacitor 1uF, 16V, 10%</text:p>
          </table:table-cell>
          <table:table-cell office:value-type="string" calcext:value-type="string">
            <text:p><text:a xlink:href="https://www.digikey.es/product-detail/en/kemet/C0805C105K4RAC7210/399-C0805C105K4RAC7210TR-ND/10483019" xlink:type="simple">https://www.digikey.es/product-detail/en/kemet/C0805C105K4RAC7210/399-C0805C105K4RAC7210TR-ND/10483019</text:a>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323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1N4148</text:p>
          </table:table-cell>
          <table:table-cell office:value-type="string" calcext:value-type="string">
            <text:p><text:a xlink:href="https://www.digikey.es/product-detail/en/smc-diode-solutions/1N4148WSTR/1655-1359-2-ND/6022449" xlink:type="simple">https://www.digikey.es/product-detail/en/smc-diode-solutions/1N4148WSTR/1655-1359-2-ND/6022449</text:a>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B1,FB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 Bead MMZ2012Y152B</text:p>
          </table:table-cell>
          <table:table-cell office:value-type="string" calcext:value-type="string">
            <text:p><text:a xlink:href="https://www.digikey.es/product-detail/en/tdk-corporation/MMZ2012Y152BTD25/445-172871-2-ND/5040294" xlink:type="simple">https://www.digikey.es/product-detail/en/tdk-corporation/MMZ2012Y152BTD25/445-172871-2-ND/5040294</text:a>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C1</text:p>
          </table:table-cell>
          <table:table-cell office:value-type="string" calcext:value-type="string">
            <text:p>DIP-6_W7.62mm_SMDSocket_SmallPads =&gt; <text:span text:style-name="T1">SMD!!!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H11L1 (OptoCoupler)</text:p>
          </table:table-cell>
          <table:table-cell office:value-type="string" calcext:value-type="string">
            <text:p><text:a xlink:href="https://www.digikey.es/product-detail/en/everlight-electronics-co-ltd/H11L1S-TA/1080-1201-2-ND/2675692" xlink:type="simple">https://www.digikey.es/product-detail/en/everlight-electronics-co-ltd/H11L1S-TA/1080-1201-2-ND/2675692</text:a>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10,R11,R12,R15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 <text:s/>10K, thin film, 1%, 1/8W</text:p>
          </table:table-cell>
          <table:table-cell table:style-name="ce8" office:value-type="string" calcext:value-type="string">
            <text:p><text:a xlink:href="https://www.digikey.es/product-detail/en/stackpole-electronics-inc/RNCP0603FTD10K0/RNCP0603FTD10K0TR-ND/2240139" xlink:type="simple">https://www.digikey.es/product-detail/en/stackpole-electronics-inc/RNCP0603FTD10K0/RNCP0603FTD10K0TR-ND/2240139</text:a>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3,R14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 4K75, thin film, 1%, 1/8W</text:p>
          </table:table-cell>
          <table:table-cell table:style-name="ce8" office:value-type="string" calcext:value-type="string">
            <text:p><text:a xlink:href="https://www.digikey.es/product-detail/en/stackpole-electronics-inc/RNCP0603FTD4K75/RNCP0603FTD4K75TR-ND/2240127" xlink:type="simple">https://www.digikey.es/product-detail/en/stackpole-electronics-inc/RNCP0603FTD4K75/RNCP0603FTD4K75TR-ND/2240127</text:a>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VS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ADS1115IDGSR</text:p>
          </table:table-cell>
          <table:table-cell office:value-type="string" calcext:value-type="string">
            <text:p><text:a xlink:href="https://www.digikey.es/product-detail/en/texas-instruments/ADS1115IDGSR/296-38849-2-ND/2231567" xlink:type="simple">https://www.digikey.es/product-detail/en/texas-instruments/ADS1115IDGSR/296-38849-2-ND/2231567</text:a>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SOP-10_3x3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MCP4728</text:p>
          </table:table-cell>
          <table:table-cell office:value-type="string" calcext:value-type="string">
            <text:p><text:a xlink:href="https://www.digikey.es/product-detail/en/microchip-technology/MCP4728A1T-E-UN/MCP4728A1T-E-UNTR-ND/3597565" xlink:type="simple">https://www.digikey.es/product-detail/en/microchip-technology/MCP4728A1T-E-UN/MCP4728A1T-E-UNTR-ND/3597565</text:a>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CP23017</text:p>
          </table:table-cell>
          <table:table-cell office:value-type="string" calcext:value-type="string">
            <text:p>SSOP-28_5.3x10.2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MCP23017</text:p>
          </table:table-cell>
          <table:table-cell office:value-type="string" calcext:value-type="string">
            <text:p><text:a xlink:href="https://www.digikey.es/product-detail/en/microchip-technology/MCP23017T-E-SS/MCP23017T-E-SSTR-ND/964185" xlink:type="simple">https://www.digikey.es/product-detail/en/microchip-technology/MCP23017T-E-SS/MCP23017T-E-SSTR-ND/964185</text:a>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P_EIA-3216-12_Kemet-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talum Capacitor 10uF, 16V, 10%</text:p>
          </table:table-cell>
          <table:table-cell office:value-type="string" calcext:value-type="string">
            <text:p><text:a xlink:href="https://www.digikey.es/product-detail/en/kemet/T491A106K016AT/399-8269-2-ND/2336183" xlink:type="simple">https://www.digikey.es/product-detail/en/kemet/T491A106K016AT/399-8269-2-ND/2336183</text:a></text:p>
          </table:table-cell>
          <table:table-cell table:number-columns-repeated="1018"/>
        </table:table-row>
        <table:table-row table:style-name="ro1">
          <table:table-cell table:style-name="ce8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01:09:48.1328379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01:07:59.923182511</dc:date>
    <meta:editing-duration>PT7M23S</meta:editing-duration>
    <meta:editing-cycles>2</meta:editing-cycles>
    <meta:generator>LibreOffice/6.0.7.3$Linux_X86_64 LibreOffice_project/00m0$Build-3</meta:generator>
    <meta:document-statistic meta:table-count="1" meta:cell-count="131" meta:object-count="0"/>
  </office:meta>
</office:document-meta>
</file>